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fill-color="#ffffff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000000" draw:marker-start-width="0.227cm" draw:marker-end="" draw:marker-end-width="0.227cm" draw:fill="none" draw:fill-color="#ffffff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none" draw:fill-color="#ffffff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standard">
      <style:graphic-properties draw:stroke="dash" draw:stroke-dash="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18cm" svg:stroke-color="#000000" draw:marker-start="Symmetric_20_Arrow" draw:marker-start-width="0.227cm" draw:marker-end="Symmetric_20_Arrow" draw:marker-end-width="0.227cm" draw:fill="none" draw:fill-color="#ffffff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false" fo:min-height="0.771cm" fo:min-width="0cm"/>
    </style:style>
    <style:style style:name="gr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68cm" fo:min-width="0.214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68cm" fo:min-width="1.891cm"/>
    </style:style>
    <style:style style:name="gr10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659cm" fo:min-width="0.302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659cm" fo:min-width="0.505cm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2cm" fo:min-width="0.159cm"/>
    </style:style>
    <style:style style:name="gr1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68cm" fo:min-width="1.97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68cm" fo:min-width="1.789cm"/>
    </style:style>
    <style:style style:name="gr16" style:family="graphic" style:parent-style-name="objectwithoutfill">
      <style:graphic-properties svg:stroke-width="0.018cm" svg:stroke-color="#000000" draw:marker-start-width="0.227cm" draw:marker-end="Arrow" draw:marker-end-width="0.327cm" draw:fill="none" draw:fill-color="#ffffff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666cm" fo:min-width="2.89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text-properties style:font-name="cmmi10"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mr10" fo:font-size="12pt" style:font-size-asian="12pt" style:font-size-complex="12pt"/>
    </style:style>
    <style:style style:name="T2" style:family="text">
      <style:text-properties style:font-name="cmmi10" fo:font-size="12pt" style:font-size-asian="12pt" style:font-size-complex="12pt"/>
    </style:style>
    <style:style style:name="T3" style:family="text">
      <style:text-properties style:text-position="-33% 58%" style:font-name="cmmi10" fo:font-size="12pt" style:font-size-asian="12pt" style:font-size-complex="12pt"/>
    </style:style>
    <style:style style:name="T4" style:family="text">
      <style:text-properties style:text-position="-33% 58%" style:font-name="cmr10"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25cm" svg:y1="3.909cm" svg:x2="4.155cm" svg:y2="3.909cm">
          <text:p/>
        </draw:line>
        <draw:line draw:style-name="gr1" draw:text-style-name="P1" draw:layer="layout" svg:x1="4.155cm" svg:y1="5.179cm" svg:x2="4.155cm" svg:y2="3.909cm">
          <text:p/>
        </draw:line>
        <draw:line draw:style-name="gr2" draw:text-style-name="P1" draw:layer="layout" svg:x1="6.568cm" svg:y1="6.449cm" svg:x2="1.615cm" svg:y2="6.449cm">
          <text:p/>
        </draw:line>
        <draw:line draw:style-name="gr3" draw:text-style-name="P1" draw:layer="layout" svg:x1="1.615cm" svg:y1="6.449cm" svg:x2="1.615cm" svg:y2="1.369cm">
          <text:p/>
        </draw:line>
        <draw:line draw:style-name="gr3" draw:text-style-name="P1" draw:layer="layout" svg:x1="1.615cm" svg:y1="1.369cm" svg:x2="6.695cm" svg:y2="6.449cm">
          <text:p/>
        </draw:line>
        <draw:line draw:style-name="gr3" draw:text-style-name="P1" draw:layer="layout" svg:x1="1.615cm" svg:y1="1.369cm" svg:x2="6.695cm" svg:y2="1.369cm">
          <text:p/>
        </draw:line>
        <draw:line draw:style-name="gr3" draw:text-style-name="P1" draw:layer="layout" svg:x1="6.695cm" svg:y1="1.369cm" svg:x2="6.695cm" svg:y2="6.449cm">
          <text:p/>
        </draw:line>
        <draw:custom-shape draw:style-name="gr4" draw:text-style-name="P2" draw:layer="layout" svg:width="0.254cm" svg:height="0.254cm" svg:x="1.488cm" svg:y="1.2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1.488cm" svg:y="6.3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6.568cm" svg:y="6.3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6.568cm" svg:y="1.2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254cm" svg:height="0.254cm" svg:x="4.028cm" svg:y="3.7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5.425cm" svg:y1="1.369cm" svg:x2="5.425cm" svg:y2="3.909cm">
          <text:p/>
        </draw:line>
        <draw:line draw:style-name="gr6" draw:text-style-name="P1" draw:layer="layout" svg:x1="1.615cm" svg:y1="5.179cm" svg:x2="4.155cm" svg:y2="5.179cm">
          <text:p/>
        </draw:line>
        <draw:frame draw:style-name="gr7" draw:text-style-name="P4" draw:layer="layout" svg:width="1.778cm" svg:height="1.021cm" svg:x="2.504cm" svg:y="3.587cm">
          <draw:text-box>
            <text:p><text:span text:style-name="T1">(</text:span><text:span text:style-name="T2">x</text:span><text:span text:style-name="T1">,</text:span><text:span text:style-name="T2">y</text:span><text:span text:style-name="T1">,</text:span><text:span text:style-name="T2">z </text:span><text:span text:style-name="T1">) </text:span></text:p>
          </draw:text-box>
        </draw:frame>
        <draw:frame draw:style-name="gr8" draw:text-style-name="P4" draw:layer="layout" svg:width="0.714cm" svg:height="0.818cm" svg:x="2.56cm" svg:y="4.622cm">
          <draw:text-box>
            <text:p><text:span text:style-name="T2">s</text:span></text:p>
          </draw:text-box>
        </draw:frame>
        <draw:frame draw:style-name="gr8" draw:text-style-name="P4" draw:layer="layout" svg:width="0.714cm" svg:height="0.818cm" svg:x="5.305cm" svg:y="2.338cm">
          <draw:text-box>
            <text:p><text:span text:style-name="T2">s</text:span></text:p>
          </draw:text-box>
        </draw:frame>
        <draw:frame draw:style-name="gr9" draw:text-style-name="P4" draw:layer="layout" svg:width="2.391cm" svg:height="0.818cm" svg:x="1.496cm" svg:y="5.808cm">
          <draw:text-box>
            <text:p><text:span text:style-name="T1">(</text:span><text:span text:style-name="T2">x</text:span><text:span text:style-name="T1">-</text:span><text:span text:style-name="T2">s</text:span><text:span text:style-name="T1">,</text:span><text:span text:style-name="T2">y</text:span><text:span text:style-name="T1">-</text:span><text:span text:style-name="T2">s</text:span><text:span text:style-name="T1">,</text:span><text:span text:style-name="T2">z</text:span><text:span text:style-name="T1">)</text:span></text:p>
          </draw:text-box>
        </draw:frame>
        <draw:line draw:style-name="gr3" draw:text-style-name="P1" draw:layer="layout" svg:x1="10.505cm" svg:y1="3.909cm" svg:x2="13.045cm" svg:y2="3.909cm">
          <text:p/>
        </draw:line>
        <draw:line draw:style-name="gr3" draw:text-style-name="P1" draw:layer="layout" svg:x1="13.045cm" svg:y1="3.909cm" svg:x2="10.505cm" svg:y2="1.369cm">
          <text:p/>
        </draw:line>
        <draw:line draw:style-name="gr3" draw:text-style-name="P1" draw:layer="layout" svg:x1="10.505cm" svg:y1="1.369cm" svg:x2="10.505cm" svg:y2="3.909cm">
          <text:p/>
        </draw:line>
        <draw:line draw:style-name="gr3" draw:text-style-name="P1" draw:layer="layout" svg:x1="10.505cm" svg:y1="1.369cm" svg:x2="13.045cm" svg:y2="1.369cm">
          <text:p/>
        </draw:line>
        <draw:line draw:style-name="gr3" draw:text-style-name="P1" draw:layer="layout" svg:x1="13.045cm" svg:y1="1.369cm" svg:x2="13.045cm" svg:y2="3.909cm">
          <text:p/>
        </draw:line>
        <draw:custom-shape draw:style-name="gr10" draw:text-style-name="P3" draw:layer="layout" svg:width="0.254cm" svg:height="0.254cm" svg:x="11.657cm" svg:y="1.2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10.378cm" svg:y="1.2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12.918cm" svg:y="1.2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0.505cm" svg:y1="6.449cm" svg:x2="13.045cm" svg:y2="6.449cm">
          <text:p/>
        </draw:line>
        <draw:line draw:style-name="gr3" draw:text-style-name="P1" draw:layer="layout" svg:x1="13.045cm" svg:y1="6.449cm" svg:x2="10.505cm" svg:y2="3.909cm">
          <text:p/>
        </draw:line>
        <draw:line draw:style-name="gr3" draw:text-style-name="P1" draw:layer="layout" svg:x1="10.505cm" svg:y1="3.909cm" svg:x2="10.505cm" svg:y2="6.449cm">
          <text:p/>
        </draw:line>
        <draw:line draw:style-name="gr3" draw:text-style-name="P1" draw:layer="layout" svg:x1="10.505cm" svg:y1="3.909cm" svg:x2="13.045cm" svg:y2="3.909cm">
          <text:p/>
        </draw:line>
        <draw:line draw:style-name="gr3" draw:text-style-name="P1" draw:layer="layout" svg:x1="13.045cm" svg:y1="3.909cm" svg:x2="13.045cm" svg:y2="6.449cm">
          <text:p/>
        </draw:line>
        <draw:custom-shape draw:style-name="gr10" draw:text-style-name="P3" draw:layer="layout" svg:width="0.254cm" svg:height="0.254cm" svg:x="11.648cm" svg:y="3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12.918cm" svg:y="6.3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10.378cm" svg:y="6.3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12.918cm" svg:y="3.7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10.378cm" svg:y="3.7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4" draw:layer="layout" svg:width="0.802cm" svg:height="0.909cm" svg:x="11.768cm" svg:y="1.127cm">
          <draw:text-box>
            <text:p><text:span text:style-name="T2">t</text:span><text:span text:style-name="T3">n</text:span></text:p>
          </draw:text-box>
        </draw:frame>
        <draw:frame draw:style-name="gr12" draw:text-style-name="P4" draw:layer="layout" svg:width="1.005cm" svg:height="0.909cm" svg:x="11.698cm" svg:y="3.731cm">
          <draw:text-box>
            <text:p><text:span text:style-name="T2">t</text:span><text:span text:style-name="T3">n</text:span><text:span text:style-name="T4">-</text:span><text:span text:style-name="T3">1</text:span></text:p>
          </draw:text-box>
        </draw:frame>
        <draw:frame draw:style-name="gr13" draw:text-style-name="P5" draw:layer="layout" svg:width="0.659cm" svg:height="0.632cm" svg:x="12.914cm" svg:y="3.453cm">
          <draw:text-box>
            <text:p><text:span text:style-name="T5">0</text:span></text:p>
          </draw:text-box>
        </draw:frame>
        <draw:frame draw:style-name="gr13" draw:text-style-name="P5" draw:layer="layout" svg:width="0.659cm" svg:height="0.632cm" svg:x="12.945cm" svg:y="0.944cm">
          <draw:text-box>
            <text:p><text:span text:style-name="T5">1</text:span></text:p>
          </draw:text-box>
        </draw:frame>
        <draw:frame draw:style-name="gr13" draw:text-style-name="P5" draw:layer="layout" svg:width="0.659cm" svg:height="0.632cm" svg:x="9.963cm" svg:y="0.94cm">
          <draw:text-box>
            <text:p><text:span text:style-name="T5">2</text:span></text:p>
          </draw:text-box>
        </draw:frame>
        <draw:frame draw:style-name="gr13" draw:text-style-name="P5" draw:layer="layout" svg:width="0.659cm" svg:height="0.632cm" svg:x="10.375cm" svg:y="3.429cm">
          <draw:text-box>
            <text:p><text:span text:style-name="T5">3</text:span></text:p>
          </draw:text-box>
        </draw:frame>
        <draw:frame draw:style-name="gr13" draw:text-style-name="P5" draw:layer="layout" svg:width="0.659cm" svg:height="0.632cm" svg:x="12.277cm" svg:y="3.513cm">
          <draw:text-box>
            <text:p><text:span text:style-name="T5">4</text:span></text:p>
          </draw:text-box>
        </draw:frame>
        <draw:frame draw:style-name="gr14" draw:text-style-name="P4" draw:layer="layout" svg:width="2.479cm" svg:height="0.818cm" svg:x="6.68cm" svg:y="1.052cm">
          <draw:text-box>
            <text:p><text:span text:style-name="T1">(</text:span><text:span text:style-name="T2">u</text:span><text:span text:style-name="T1">+</text:span><text:span text:style-name="T2">1</text:span><text:span text:style-name="T1">,</text:span><text:span text:style-name="T2">v</text:span><text:span text:style-name="T1">+</text:span><text:span text:style-name="T2">1</text:span><text:span text:style-name="T1">)</text:span></text:p>
          </draw:text-box>
        </draw:frame>
        <draw:frame draw:style-name="gr15" draw:text-style-name="P4" draw:layer="layout" svg:width="2.289cm" svg:height="0.818cm" svg:x="6.666cm" svg:y="6.121cm">
          <draw:text-box>
            <text:p><text:span text:style-name="T1">(</text:span><text:span text:style-name="T2">u</text:span><text:span text:style-name="T1">+</text:span><text:span text:style-name="T2">1</text:span><text:span text:style-name="T1">,</text:span><text:span text:style-name="T2">v</text:span><text:span text:style-name="T1">-</text:span><text:span text:style-name="T2">1</text:span><text:span text:style-name="T1">)</text:span></text:p>
          </draw:text-box>
        </draw:frame>
        <draw:line draw:style-name="gr16" draw:text-style-name="P1" draw:layer="layout" svg:x1="7.33cm" svg:y1="3.851cm" svg:x2="9.997cm" svg:y2="3.851cm">
          <text:p/>
        </draw:line>
        <draw:frame draw:style-name="gr17" draw:text-style-name="P6" draw:layer="layout" svg:width="3.393cm" svg:height="0.916cm" svg:x="7.076cm" svg:y="3.02cm">
          <draw:text-box>
            <text:p><text:span text:style-name="T6">segmenterad</text:span></text:p>
          </draw:text-box>
        </draw:frame>
        <draw:frame draw:style-name="gr13" draw:text-style-name="P5" draw:layer="layout" svg:width="0.659cm" svg:height="0.632cm" svg:x="12.901cm" svg:y="5.949cm">
          <draw:text-box>
            <text:p><text:span text:style-name="T5">5</text:span></text:p>
          </draw:text-box>
        </draw:frame>
        <draw:frame draw:style-name="gr13" draw:text-style-name="P5" draw:layer="layout" svg:width="0.659cm" svg:height="0.632cm" svg:x="12.928cm" svg:y="3.969cm">
          <draw:text-box>
            <text:p><text:span text:style-name="T5">6</text:span></text:p>
          </draw:text-box>
        </draw:frame>
        <draw:frame draw:style-name="gr13" draw:text-style-name="P5" draw:layer="layout" svg:width="0.659cm" svg:height="0.632cm" svg:x="9.984cm" svg:y="3.957cm">
          <draw:text-box>
            <text:p><text:span text:style-name="T5">7</text:span></text:p>
          </draw:text-box>
        </draw:frame>
        <draw:frame draw:style-name="gr13" draw:text-style-name="P5" draw:layer="layout" svg:width="0.659cm" svg:height="0.632cm" svg:x="10.384cm" svg:y="5.953cm">
          <draw:text-box>
            <text:p><text:span text:style-name="T5">8</text:span></text:p>
          </draw:text-box>
        </draw:frame>
        <draw:frame draw:style-name="gr13" draw:text-style-name="P5" draw:layer="layout" svg:width="0.659cm" svg:height="0.632cm" svg:x="12.243cm" svg:y="6.022cm">
          <draw:text-box>
            <text:p><text:span text:style-name="T5">9</text:span></text:p>
          </draw:text-box>
        </draw:frame>
        <draw:custom-shape draw:style-name="gr10" draw:text-style-name="P3" draw:layer="layout" svg:width="0.254cm" svg:height="0.254cm" svg:x="11.648cm" svg:y="6.3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4" draw:layer="layout" svg:width="1.005cm" svg:height="0.909cm" svg:x="11.718cm" svg:y="6.234cm">
          <draw:text-box>
            <text:p><text:span text:style-name="T2">t</text:span><text:span text:style-name="T3">n</text:span><text:span text:style-name="T4">-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cmr101" fo:font-family="cmr10" style:font-style-name="Regular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20:36:24.840727895</meta:creation-date>
    <dc:date>2017-05-28T18:33:54.100000000</dc:date>
    <meta:editing-duration>PT4H35M25S</meta:editing-duration>
    <meta:editing-cycles>13</meta:editing-cycles>
    <meta:generator>LibreOffice/5.3.3.2$Windows_X86_64 LibreOffice_project/3d9a8b4b4e538a85e0782bd6c2d430bafe583448</meta:generator>
    <meta:document-statistic meta:object-count="54"/>
  </office:meta>
</office:document-meta>
</file>